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000000" draw:fill="solid" draw:fill-color="#b2b2b2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top" draw:auto-grow-height="false" fo:min-height="2.964cm" fo:min-width="6.819cm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5cm" fo:min-width="3.044cm"/>
    </style:style>
    <style:style style:name="gr1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875cm" fo:min-width="3.044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875cm" fo:min-width="6.646cm"/>
    </style:style>
    <style:style style:name="gr13" style:family="graphic" style:parent-style-name="standard">
      <style:graphic-properties draw:stroke="dash" draw:stroke-dash="Fine_20_Dashed" svg:stroke-width="0.053cm" svg:stroke-color="#000000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217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79cm" fo:min-width="0.529cm" fo:padding-top="0.139cm" fo:padding-bottom="0.139cm" fo:padding-left="0.264cm" fo:padding-right="0.264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679cm" fo:min-width="0.966cm" fo:padding-top="0.139cm" fo:padding-bottom="0.139cm" fo:padding-left="0.264cm" fo:padding-right="0.264cm"/>
    </style:style>
    <style:style style:name="gr19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99cm" fo:min-width="1.645cm" fo:padding-top="0.139cm" fo:padding-bottom="0.139cm" fo:padding-left="0.264cm" fo:padding-right="0.264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71cm" fo:min-width="1.617cm" fo:padding-top="0.139cm" fo:padding-bottom="0.139cm" fo:padding-left="0.264cm" fo:padding-right="0.264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0.513cm"/>
    </style:style>
    <style:style style:name="gr2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07cm" fo:min-width="0.057cm" fo:padding-top="0.139cm" fo:padding-bottom="0.139cm" fo:padding-left="0.264cm" fo:padding-right="0.264cm"/>
    </style:style>
    <style:style style:name="gr2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253cm" fo:min-width="0.3cm" fo:padding-top="0.139cm" fo:padding-bottom="0.139cm" fo:padding-left="0.264cm" fo:padding-right="0.264cm"/>
    </style:style>
    <style:style style:name="gr25" style:family="graphic" style:parent-style-name="standard">
      <style:graphic-properties svg:stroke-width="0.028cm" svg:stroke-color="#b2b2b2" draw:marker-start-width="0.242cm" draw:marker-end-width="0.242cm" draw:fill="none" draw:textarea-horizontal-align="justify" draw:textarea-vertical-align="middle" draw:auto-grow-height="false" fo:min-height="0.779cm" fo:min-width="0.529cm" fo:padding-top="0.139cm" fo:padding-bottom="0.139cm" fo:padding-left="0.264cm" fo:padding-right="0.264cm"/>
    </style:style>
    <style:style style:name="gr26" style:family="graphic" style:parent-style-name="standard">
      <style:graphic-properties svg:stroke-width="0.028cm" svg:stroke-color="#b2b2b2" draw:marker-start-width="0.242cm" draw:marker-end-width="0.242cm" draw:fill-color="#ffffff" draw:textarea-horizontal-align="justify" draw:textarea-vertical-align="middle" draw:auto-grow-height="false" fo:min-height="0.679cm" fo:min-width="0.966cm" fo:padding-top="0.139cm" fo:padding-bottom="0.139cm" fo:padding-left="0.264cm" fo:padding-right="0.264cm"/>
    </style:style>
    <style:style style:name="gr27" style:family="graphic" style:parent-style-name="standard">
      <style:graphic-properties svg:stroke-width="0.028cm" svg:stroke-color="#b2b2b2" draw:marker-start-width="0.242cm" draw:marker-end-width="0.242cm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svg:stroke-width="0.028cm" svg:stroke-color="#cccccc" draw:marker-start-width="0.242cm" draw:marker-end-width="0.242cm" draw:textarea-vertical-align="middle" fo:padding-top="0.139cm" fo:padding-bottom="0.139cm" fo:padding-left="0.264cm" fo:padding-right="0.26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solid" draw:fill-color="#dddddd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b2b2b2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 draw:fill-color="#dddddd"/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 xml:id="id1" draw:id="id1">
            <draw:custom-shape draw:style-name="gr1" draw:text-style-name="P2" draw:layer="layout" svg:width="7.369cm" svg:height="3.264cm" svg:x="12.957cm" svg:y="1.626cm">
              <text:p text:style-name="P1"><text:span text:style-name="T1">transaction id: aa1136...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544cm" svg:height="1.125cm" svg:x="13.073cm" svg:y="2.428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3.544cm" svg:height="1.125cm" svg:x="16.673cm" svg:y="2.428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7.146cm" svg:height="1.125cm" svg:x="13.081cm" svg:y="3.639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g xml:id="id2" draw:id="id2">
            <draw:custom-shape draw:style-name="gr1" draw:text-style-name="P2" draw:layer="layout" svg:width="7.369cm" svg:height="3.264cm" svg:x="2.744cm" svg:y="1.626cm">
              <text:p text:style-name="P1"><text:span text:style-name="T1">transaction id: 933cd8...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3.544cm" svg:height="1.125cm" svg:x="2.86cm" svg:y="2.428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544cm" svg:height="1.125cm" svg:x="6.46cm" svg:y="2.428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7.146cm" svg:height="1.125cm" svg:x="2.868cm" svg:y="3.639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connector draw:style-name="gr5" draw:text-style-name="P6" draw:layer="layout" draw:type="lines" svg:x1="12.957cm" svg:y1="3.258cm" svg:x2="10.113cm" svg:y2="3.258cm" draw:start-shape="id1" draw:start-glue-point="3" draw:end-shape="id2" svg:d="M12957 3258h-526-1794-524" svg:viewBox="0 0 2845 1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1" draw:text-style-name="P2" draw:layer="layout" svg:width="7.369cm" svg:height="4.457cm" svg:x="12.956cm" svg:y="6.996cm">
            <text:p text:style-name="P1"><text:span text:style-name="T1">transaction id: demo1x...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5" draw:id="id5" draw:layer="layout" svg:width="3.544cm" svg:height="1.125cm" svg:x="13.072cm" svg:y="7.798cm">
            <text:p text:style-name="P1"><text:span text:style-name="T2">fulfillment: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544cm" svg:height="1.125cm" svg:x="16.672cm" svg:y="7.798cm">
            <text:p text:style-name="P1"><text:span text:style-name="T2">condition: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7.146cm" svg:height="1.125cm" svg:x="13.08cm" svg:y="10.209cm">
            <text:p text:style-name="P1"><text:span text:style-name="T2">payload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xml:id="id3" draw:id="id3" draw:layer="layout" svg:width="3.544cm" svg:height="1.125cm" svg:x="13.072cm" svg:y="8.998cm">
            <text:p text:style-name="P1"><text:span text:style-name="T2">fulfillment: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544cm" svg:height="1.125cm" svg:x="16.672cm" svg:y="8.998cm">
            <text:p text:style-name="P1"><text:span text:style-name="T2">condition:1</text:span></text:p>
            <draw:enhanced-geometry svg:viewBox="0 0 21600 21600" draw:type="rectangle" draw:enhanced-path="M 0 0 L 21600 0 21600 21600 0 21600 0 0 Z N"/>
          </draw:custom-shape>
          <draw:g xml:id="id6" draw:id="id6">
            <draw:custom-shape draw:style-name="gr1" draw:text-style-name="P2" draw:layer="layout" svg:width="7.369cm" svg:height="3.264cm" svg:x="2.743cm" svg:y="5.558cm">
              <text:p text:style-name="P1"><text:span text:style-name="T1">transaction id: fake12...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3.544cm" svg:height="1.125cm" svg:x="2.859cm" svg:y="6.36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544cm" svg:height="1.125cm" svg:x="6.459cm" svg:y="6.36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7.146cm" svg:height="1.125cm" svg:x="2.867cm" svg:y="7.571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g xml:id="id4" draw:id="id4">
            <draw:custom-shape draw:style-name="gr1" draw:text-style-name="P2" draw:layer="layout" svg:width="7.369cm" svg:height="3.264cm" svg:x="2.743cm" svg:y="9.168cm">
              <text:p text:style-name="P1"><text:span text:style-name="T1">transaction id: madeup...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3.544cm" svg:height="1.125cm" svg:x="2.859cm" svg:y="9.97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8" draw:layer="layout" svg:width="3.544cm" svg:height="1.125cm" svg:x="6.459cm" svg:y="9.97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7.146cm" svg:height="1.125cm" svg:x="2.867cm" svg:y="11.181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connector draw:style-name="gr5" draw:text-style-name="P6" draw:layer="layout" svg:x1="13.072cm" svg:y1="9.56cm" svg:x2="10.112cm" svg:y2="10.8cm" draw:start-shape="id3" draw:start-glue-point="3" draw:end-shape="id4" draw:end-glue-point="1" svg:d="M13072 9560h-1468v1240h-1492" svg:viewBox="0 0 2961 1241">
            <text:p/>
          </draw:connector>
          <draw:connector draw:style-name="gr8" draw:text-style-name="P6" draw:layer="layout" svg:x1="13.072cm" svg:y1="8.36cm" svg:x2="10.112cm" svg:y2="7.19cm" draw:start-shape="id5" draw:start-glue-point="3" draw:end-shape="id6" svg:d="M13072 8360h-1468v-1170h-1492" svg:viewBox="0 0 2961 1171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g xml:id="id7" draw:id="id7">
            <draw:custom-shape draw:style-name="gr9" draw:text-style-name="P2" draw:layer="layout" svg:width="7.369cm" svg:height="3.264cm" svg:x="2.743cm" svg:y="5.558cm">
              <text:p text:style-name="P1"><text:span text:style-name="T1">transaction id: escrow12...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3.544cm" svg:height="1.125cm" svg:x="2.859cm" svg:y="6.36cm">
              <text:p text:style-name="P1"><text:span text:style-name="T3">fulfillment:0</text:span></text:p>
              <text:p text:style-name="P1"><text:span text:style-name="T3">[Alice]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3.544cm" svg:height="1.125cm" svg:x="6.459cm" svg:y="6.36cm">
              <text:p text:style-name="P1"><text:span text:style-name="T3">condition:0</text:span></text:p>
              <text:p text:style-name="P1"><text:span text:style-name="T3">[Alice, Bob]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5" draw:layer="layout" svg:width="7.146cm" svg:height="1.125cm" svg:x="2.867cm" svg:y="7.571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g xml:id="id9" draw:id="id9">
            <draw:custom-shape draw:style-name="gr9" draw:text-style-name="P2" draw:layer="layout" svg:width="7.369cm" svg:height="3.264cm" svg:x="13.523cm" svg:y="3.507cm">
              <text:p text:style-name="P1"><text:span text:style-name="T1">transaction id: execute0...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3.544cm" svg:height="1.125cm" svg:x="13.639cm" svg:y="4.309cm">
              <text:p text:style-name="P1"><text:span text:style-name="T3">fulfillment:0</text:span></text:p>
              <text:p text:style-name="P1"><text:span text:style-name="T3">[Bob]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3.544cm" svg:height="1.125cm" svg:x="17.249cm" svg:y="4.309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5" draw:layer="layout" svg:width="7.146cm" svg:height="1.125cm" svg:x="13.647cm" svg:y="5.52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g xml:id="id8" draw:id="id8">
            <draw:custom-shape draw:style-name="gr9" draw:text-style-name="P2" draw:layer="layout" svg:width="7.369cm" svg:height="3.264cm" svg:x="13.523cm" svg:y="7.795cm">
              <text:p text:style-name="P1"><text:span text:style-name="T1">transaction id: abort31...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3.544cm" svg:height="1.125cm" svg:x="13.639cm" svg:y="8.597cm">
              <text:p text:style-name="P1"><text:span text:style-name="T3">fulfillment:0</text:span></text:p>
              <text:p text:style-name="P1"><text:span text:style-name="T3">[Alice]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3.544cm" svg:height="1.125cm" svg:x="17.239cm" svg:y="8.597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5" draw:layer="layout" svg:width="7.146cm" svg:height="1.125cm" svg:x="13.647cm" svg:y="9.808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connector draw:style-name="gr13" draw:text-style-name="P11" draw:layer="layout" draw:type="lines" svg:x1="10.112cm" svg:y1="7.19cm" svg:x2="13.523cm" svg:y2="9.427cm" draw:start-shape="id7" draw:end-shape="id8" draw:end-glue-point="3" svg:d="M10112 7190h524l2361 2237h526" svg:viewBox="0 0 3412 2238">
            <text:p/>
          </draw:connector>
          <draw:connector draw:style-name="gr14" draw:text-style-name="P11" draw:layer="layout" draw:type="lines" svg:x1="10.112cm" svg:y1="7.19cm" svg:x2="13.523cm" svg:y2="5.139cm" draw:start-shape="id7" draw:end-shape="id9" draw:end-glue-point="3" svg:d="M10112 7190h524l2361-2051h526" svg:viewBox="0 0 3412 2052">
            <text:p/>
          </draw:connector>
          <draw:frame draw:style-name="gr15" draw:text-style-name="P12" draw:layer="layout" svg:width="2.242cm" svg:height="0.806cm" draw:transform="rotate (0.750491578357562) translate (10.524cm 6.305cm)">
            <draw:text-box>
              <text:p><text:span text:style-name="T2">execute</text:span></text:p>
            </draw:text-box>
          </draw:frame>
          <draw:frame draw:style-name="gr16" draw:text-style-name="P13" draw:layer="layout" svg:width="1.717cm" svg:height="0.839cm" draw:transform="rotate (-0.750491578357561) translate (11.212cm 7.799cm)">
            <draw:text-box>
              <text:p text:style-name="P1"><text:span text:style-name="T4">abort</text:span></text:p>
            </draw:text-box>
          </draw:frame>
        </draw:g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7" draw:text-style-name="P6" xml:id="id12" draw:id="id12" draw:layer="layout" svg:width="1.493cm" svg:height="1.493cm" svg:x="2.897cm" svg:y="5.424cm">
          <text:p text:style-name="P1"/>
          <text:p text:style-name="P1">2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14" draw:id="id14" draw:layer="layout" svg:width="1.494cm" svg:height="0.957cm" svg:x="2.897cm" svg:y="5.205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6" xml:id="id11" draw:id="id11" draw:layer="layout" svg:width="1.493cm" svg:height="1.493cm" svg:x="6.407cm" svg:y="5.425cm">
          <text:p text:style-name="P1"/>
          <text:p text:style-name="P1">2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17" draw:id="id17" draw:layer="layout" svg:width="1.494cm" svg:height="0.957cm" svg:x="6.407cm" svg:y="5.206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6" xml:id="id18" draw:id="id18" draw:layer="layout" svg:width="1.493cm" svg:height="1.493cm" svg:x="4.651cm" svg:y="8.526cm">
          <text:p text:style-name="P1"/>
          <text:p text:style-name="P1">1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10" draw:id="id10" draw:layer="layout" svg:width="1.494cm" svg:height="0.957cm" svg:x="4.651cm" svg:y="8.307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onnector draw:style-name="gr19" draw:text-style-name="P1" draw:layer="layout" svg:x1="5.749cm" svg:y1="8.308cm" svg:x2="7.154cm" svg:y2="6.918cm" draw:start-shape="id10" draw:start-glue-point="4" draw:end-shape="id11" draw:end-glue-point="8" svg:d="M5749 8308v-695h1405v-695" svg:viewBox="0 0 1406 1391">
          <text:p/>
        </draw:connector>
        <draw:connector draw:style-name="gr19" draw:text-style-name="P1" draw:layer="layout" svg:x1="3.644cm" svg:y1="6.917cm" svg:x2="5.053cm" svg:y2="8.314cm" draw:start-shape="id12" draw:start-glue-point="8" draw:end-shape="id10" draw:end-glue-point="5" svg:d="M3644 6917v696h1409v701" svg:viewBox="0 0 1410 1398">
          <text:p/>
        </draw:connector>
        <draw:custom-shape draw:style-name="gr20" draw:text-style-name="P15" xml:id="id13" draw:id="id13" draw:layer="layout" svg:width="2.145cm" svg:height="1.049cm" svg:x="4.337cm" svg:y="1.314cm">
          <text:p text:style-name="P1"><text:span text:style-name="T4">time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draw:line-skew="-0.499cm" svg:x1="5.409cm" svg:y1="2.363cm" svg:x2="3.995cm" svg:y2="5.206cm" draw:start-shape="id13" draw:start-glue-point="2" draw:end-shape="id14" draw:end-glue-point="4" svg:d="M5409 2363v922h-1414v1921" svg:viewBox="0 0 1415 2844">
          <text:p/>
        </draw:connector>
        <draw:custom-shape draw:style-name="gr21" draw:text-style-name="P15" xml:id="id16" draw:id="id16" draw:layer="layout" svg:width="2.145cm" svg:height="1.049cm" svg:x="7.437cm" svg:y="1.314cm">
          <text:p text:style-name="P1"><text:span text:style-name="T4">ab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15" draw:id="id15" draw:layer="layout" svg:width="2.145cm" svg:height="1.049cm" svg:x="1.237cm" svg:y="1.314cm">
          <text:p text:style-name="P1"><text:span text:style-name="T4">exec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draw:line-skew="-0.499cm" svg:x1="2.309cm" svg:y1="2.363cm" svg:x2="3.299cm" svg:y2="5.212cm" draw:start-shape="id15" draw:start-glue-point="2" draw:end-shape="id14" draw:end-glue-point="5" svg:d="M2309 2363v922h990v1927" svg:viewBox="0 0 991 2850">
          <text:p/>
        </draw:connector>
        <draw:connector draw:style-name="gr19" draw:text-style-name="P1" draw:layer="layout" draw:line-skew="-0.5cm" svg:x1="8.509cm" svg:y1="2.363cm" svg:x2="7.505cm" svg:y2="5.207cm" draw:start-shape="id16" draw:start-glue-point="2" draw:end-shape="id17" draw:end-glue-point="4" svg:d="M8509 2363v922h-1004v1922" svg:viewBox="0 0 1005 2845">
          <text:p/>
        </draw:connector>
        <draw:connector draw:style-name="gr19" draw:text-style-name="P1" draw:layer="layout" draw:line-skew="0.041cm" svg:x1="5.398cm" svg:y1="10.019cm" svg:x2="5.396cm" svg:y2="10.441cm" draw:start-shape="id18" draw:start-glue-point="8" draw:end-shape="id19" draw:end-glue-point="0" svg:d="M5398 10019v252h-2v170" svg:viewBox="0 0 3 423">
          <text:p/>
        </draw:connector>
        <draw:frame draw:style-name="gr22" draw:text-style-name="P16" draw:layer="layout" svg:width="4.522cm" svg:height="0.763cm" svg:x="9.182cm" svg:y="8.42cm">
          <draw:text-box>
            <text:p><text:span text:style-name="T5">now &lt;= time_expire</text:span></text:p>
          </draw:text-box>
        </draw:frame>
        <draw:frame draw:style-name="gr22" draw:text-style-name="P16" draw:layer="layout" svg:width="4.318cm" svg:height="0.763cm" svg:x="18.986cm" svg:y="8.421cm">
          <draw:text-box>
            <text:p><text:span text:style-name="T5">now &gt; time_expire</text:span></text:p>
          </draw:text-box>
        </draw:frame>
        <draw:custom-shape draw:style-name="gr21" draw:text-style-name="P15" xml:id="id19" draw:id="id19" draw:layer="layout" svg:width="2.145cm" svg:height="1.049cm" svg:x="4.324cm" svg:y="10.441cm">
          <text:p text:style-name="P1"><text:span text:style-name="T4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21" draw:id="id21" draw:layer="layout" svg:width="0.827cm" svg:height="0.827cm" svg:x="5.88cm" svg:y="3.844cm">
          <text:p text:style-name="P1"><text:span text:style-name="T3"/></text:p>
          <text:p text:style-name="P1"><text:span text:style-name="T6">-1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20" draw:id="id20" draw:layer="layout" svg:width="0.828cm" svg:height="0.531cm" svg:x="5.88cm" svg:y="3.721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onnector draw:style-name="gr19" draw:text-style-name="P1" draw:layer="layout" draw:line-skew="0.243cm" svg:x1="5.409cm" svg:y1="2.363cm" svg:x2="6.103cm" svg:y2="3.725cm" draw:start-shape="id13" draw:start-glue-point="2" draw:end-shape="id20" draw:end-glue-point="5" svg:d="M5409 2363v922h694v440" svg:viewBox="0 0 695 1363">
          <text:p/>
        </draw:connector>
        <draw:connector draw:style-name="gr19" draw:text-style-name="P1" draw:layer="layout" svg:x1="6.293cm" svg:y1="4.671cm" svg:x2="6.809cm" svg:y2="5.213cm" draw:start-shape="id21" draw:start-glue-point="8" draw:end-shape="id17" draw:end-glue-point="5" svg:d="M6293 4671v268h516v274" svg:viewBox="0 0 517 543">
          <text:p/>
        </draw:connector>
        <draw:custom-shape draw:style-name="gr17" draw:text-style-name="P6" xml:id="id24" draw:id="id24" draw:layer="layout" svg:width="1.493cm" svg:height="1.493cm" svg:x="12.397cm" svg:y="5.423cm">
          <text:p text:style-name="P1"/>
          <text:p text:style-name="P1">2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26" draw:id="id26" draw:layer="layout" svg:width="1.494cm" svg:height="0.957cm" svg:x="12.397cm" svg:y="5.204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25" draw:text-style-name="P6" xml:id="id23" draw:id="id23" draw:layer="layout" svg:width="1.493cm" svg:height="1.493cm" svg:x="15.907cm" svg:y="5.424cm">
          <text:p text:style-name="P1"/>
          <text:p text:style-name="P1"><text:span text:style-name="T7">2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xml:id="id29" draw:id="id29" draw:layer="layout" svg:width="1.494cm" svg:height="0.957cm" svg:x="15.907cm" svg:y="5.205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6" xml:id="id30" draw:id="id30" draw:layer="layout" svg:width="1.493cm" svg:height="1.493cm" svg:x="14.151cm" svg:y="8.525cm">
          <text:p text:style-name="P1"/>
          <text:p text:style-name="P1">1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22" draw:id="id22" draw:layer="layout" svg:width="1.494cm" svg:height="0.957cm" svg:x="14.151cm" svg:y="8.306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onnector draw:style-name="gr27" draw:text-style-name="P1" draw:layer="layout" svg:x1="15.249cm" svg:y1="8.307cm" svg:x2="16.654cm" svg:y2="6.917cm" draw:start-shape="id22" draw:start-glue-point="4" draw:end-shape="id23" draw:end-glue-point="8" svg:d="M15249 8307v-695h1405v-695" svg:viewBox="0 0 1406 1391">
          <text:p/>
        </draw:connector>
        <draw:connector draw:style-name="gr19" draw:text-style-name="P1" draw:layer="layout" svg:x1="13.144cm" svg:y1="6.916cm" svg:x2="14.553cm" svg:y2="8.313cm" draw:start-shape="id24" draw:start-glue-point="8" draw:end-shape="id22" draw:end-glue-point="5" svg:d="M13144 6916v696h1409v701" svg:viewBox="0 0 1410 1398">
          <text:p/>
        </draw:connector>
        <draw:custom-shape draw:style-name="gr21" draw:text-style-name="P15" xml:id="id25" draw:id="id25" draw:layer="layout" svg:width="2.145cm" svg:height="1.049cm" svg:x="13.837cm" svg:y="1.313cm">
          <text:p text:style-name="P1"><text:span text:style-name="T4">time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draw:line-skew="-0.499cm" svg:x1="14.909cm" svg:y1="2.362cm" svg:x2="13.495cm" svg:y2="5.205cm" draw:start-shape="id25" draw:start-glue-point="2" draw:end-shape="id26" draw:end-glue-point="4" svg:d="M14909 2362v922h-1414v1921" svg:viewBox="0 0 1415 2844">
          <text:p/>
        </draw:connector>
        <draw:custom-shape draw:style-name="gr21" draw:text-style-name="P15" xml:id="id28" draw:id="id28" draw:layer="layout" svg:width="2.145cm" svg:height="1.049cm" svg:x="16.937cm" svg:y="1.313cm">
          <text:p text:style-name="P1"><text:span text:style-name="T4">ab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7" draw:id="id27" draw:layer="layout" svg:width="2.145cm" svg:height="1.049cm" svg:x="10.737cm" svg:y="1.313cm">
          <text:p text:style-name="P1"><text:span text:style-name="T4">exec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draw:line-skew="-0.499cm" svg:x1="11.809cm" svg:y1="2.362cm" svg:x2="12.799cm" svg:y2="5.211cm" draw:start-shape="id27" draw:start-glue-point="2" draw:end-shape="id26" draw:end-glue-point="5" svg:d="M11809 2362v922h990v1927" svg:viewBox="0 0 991 2850">
          <text:p/>
        </draw:connector>
        <draw:connector draw:style-name="gr19" draw:text-style-name="P1" draw:layer="layout" draw:line-skew="-0.5cm" svg:x1="18.009cm" svg:y1="2.362cm" svg:x2="17.005cm" svg:y2="5.206cm" draw:start-shape="id28" draw:start-glue-point="2" draw:end-shape="id29" draw:end-glue-point="4" svg:d="M18009 2362v922h-1004v1922" svg:viewBox="0 0 1005 2845">
          <text:p/>
        </draw:connector>
        <draw:connector draw:style-name="gr19" draw:text-style-name="P1" draw:layer="layout" draw:line-skew="0.041cm" svg:x1="14.898cm" svg:y1="10.018cm" svg:x2="14.896cm" svg:y2="10.44cm" draw:start-shape="id30" draw:start-glue-point="8" draw:end-shape="id31" draw:end-glue-point="0" svg:d="M14898 10018v252h-2v170" svg:viewBox="0 0 3 423">
          <text:p/>
        </draw:connector>
        <draw:custom-shape draw:style-name="gr21" draw:text-style-name="P15" xml:id="id31" draw:id="id31" draw:layer="layout" svg:width="2.145cm" svg:height="1.049cm" svg:x="13.824cm" svg:y="10.44cm">
          <text:p text:style-name="P1"><text:span text:style-name="T4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33" draw:id="id33" draw:layer="layout" svg:width="0.827cm" svg:height="0.827cm" svg:x="15.38cm" svg:y="3.843cm">
          <text:p text:style-name="P1"><text:span text:style-name="T3"/></text:p>
          <text:p text:style-name="P1"><text:span text:style-name="T6">-1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32" draw:id="id32" draw:layer="layout" svg:width="0.828cm" svg:height="0.531cm" svg:x="15.38cm" svg:y="3.72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onnector draw:style-name="gr19" draw:text-style-name="P1" draw:layer="layout" draw:line-skew="0.243cm" svg:x1="14.909cm" svg:y1="2.362cm" svg:x2="15.603cm" svg:y2="3.724cm" draw:start-shape="id25" draw:start-glue-point="2" draw:end-shape="id32" draw:end-glue-point="5" svg:d="M14909 2362v922h694v440" svg:viewBox="0 0 695 1363">
          <text:p/>
        </draw:connector>
        <draw:connector draw:style-name="gr27" draw:text-style-name="P1" draw:layer="layout" svg:x1="15.793cm" svg:y1="4.67cm" svg:x2="16.309cm" svg:y2="5.212cm" draw:start-shape="id33" draw:start-glue-point="8" draw:end-shape="id29" draw:end-glue-point="5" svg:d="M15793 4670v268h516v274" svg:viewBox="0 0 517 543">
          <text:p/>
        </draw:connector>
        <draw:custom-shape draw:style-name="gr25" draw:text-style-name="P6" xml:id="id36" draw:id="id36" draw:layer="layout" svg:width="1.493cm" svg:height="1.493cm" svg:x="21.86cm" svg:y="5.434cm">
          <text:p text:style-name="P1"/>
          <text:p text:style-name="P1"><text:span text:style-name="T7">2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xml:id="id38" draw:id="id38" draw:layer="layout" svg:width="1.494cm" svg:height="0.957cm" svg:x="21.86cm" svg:y="5.215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6" xml:id="id35" draw:id="id35" draw:layer="layout" svg:width="1.493cm" svg:height="1.493cm" svg:x="25.37cm" svg:y="5.435cm">
          <text:p text:style-name="P1"/>
          <text:p text:style-name="P1">2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41" draw:id="id41" draw:layer="layout" svg:width="1.494cm" svg:height="0.957cm" svg:x="25.37cm" svg:y="5.216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6" xml:id="id42" draw:id="id42" draw:layer="layout" svg:width="1.493cm" svg:height="1.493cm" svg:x="23.614cm" svg:y="8.536cm">
          <text:p text:style-name="P1"/>
          <text:p text:style-name="P1">1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34" draw:id="id34" draw:layer="layout" svg:width="1.494cm" svg:height="0.957cm" svg:x="23.614cm" svg:y="8.317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onnector draw:style-name="gr19" draw:text-style-name="P1" draw:layer="layout" svg:x1="24.712cm" svg:y1="8.318cm" svg:x2="26.117cm" svg:y2="6.928cm" draw:start-shape="id34" draw:start-glue-point="4" draw:end-shape="id35" draw:end-glue-point="8" svg:d="M24712 8318v-695h1405v-695" svg:viewBox="0 0 1406 1391">
          <text:p/>
        </draw:connector>
        <draw:connector draw:style-name="gr27" draw:text-style-name="P1" draw:layer="layout" svg:x1="22.607cm" svg:y1="6.927cm" svg:x2="24.016cm" svg:y2="8.324cm" draw:start-shape="id36" draw:start-glue-point="8" draw:end-shape="id34" draw:end-glue-point="5" svg:d="M22607 6927v696h1409v701" svg:viewBox="0 0 1410 1398">
          <text:p/>
        </draw:connector>
        <draw:custom-shape draw:style-name="gr21" draw:text-style-name="P15" xml:id="id37" draw:id="id37" draw:layer="layout" svg:width="2.145cm" svg:height="1.049cm" svg:x="23.3cm" svg:y="1.324cm">
          <text:p text:style-name="P1"><text:span text:style-name="T4">time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1" draw:layer="layout" draw:line-skew="-0.499cm" svg:x1="24.372cm" svg:y1="2.373cm" svg:x2="22.958cm" svg:y2="5.216cm" draw:start-shape="id37" draw:start-glue-point="2" draw:end-shape="id38" draw:end-glue-point="4" svg:d="M24372 2373v922h-1414v1921" svg:viewBox="0 0 1415 2844">
          <text:p/>
        </draw:connector>
        <draw:custom-shape draw:style-name="gr21" draw:text-style-name="P15" xml:id="id40" draw:id="id40" draw:layer="layout" svg:width="2.145cm" svg:height="1.049cm" svg:x="26.4cm" svg:y="1.324cm">
          <text:p text:style-name="P1"><text:span text:style-name="T4">ab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39" draw:id="id39" draw:layer="layout" svg:width="2.145cm" svg:height="1.049cm" svg:x="20.2cm" svg:y="1.324cm">
          <text:p text:style-name="P1"><text:span text:style-name="T4">exec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draw:line-skew="-0.499cm" svg:x1="21.272cm" svg:y1="2.373cm" svg:x2="22.262cm" svg:y2="5.222cm" draw:start-shape="id39" draw:start-glue-point="2" draw:end-shape="id38" draw:end-glue-point="5" svg:d="M21272 2373v922h990v1927" svg:viewBox="0 0 991 2850">
          <text:p/>
        </draw:connector>
        <draw:connector draw:style-name="gr19" draw:text-style-name="P1" draw:layer="layout" draw:line-skew="-0.5cm" svg:x1="27.472cm" svg:y1="2.373cm" svg:x2="26.468cm" svg:y2="5.217cm" draw:start-shape="id40" draw:start-glue-point="2" draw:end-shape="id41" draw:end-glue-point="4" svg:d="M27472 2373v922h-1004v1922" svg:viewBox="0 0 1005 2845">
          <text:p/>
        </draw:connector>
        <draw:connector draw:style-name="gr19" draw:text-style-name="P1" draw:layer="layout" draw:line-skew="0.041cm" svg:x1="24.361cm" svg:y1="10.029cm" svg:x2="24.359cm" svg:y2="10.451cm" draw:start-shape="id42" draw:start-glue-point="8" draw:end-shape="id43" draw:end-glue-point="0" svg:d="M24361 10029v252h-2v170" svg:viewBox="0 0 3 423">
          <text:p/>
        </draw:connector>
        <draw:custom-shape draw:style-name="gr21" draw:text-style-name="P15" xml:id="id43" draw:id="id43" draw:layer="layout" svg:width="2.145cm" svg:height="1.049cm" svg:x="23.287cm" svg:y="10.451cm">
          <text:p text:style-name="P1"><text:span text:style-name="T4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45" draw:id="id45" draw:layer="layout" svg:width="0.827cm" svg:height="0.827cm" svg:x="24.843cm" svg:y="3.854cm">
          <text:p text:style-name="P1"><text:span text:style-name="T3"/></text:p>
          <text:p text:style-name="P1"><text:span text:style-name="T6">-1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44" draw:id="id44" draw:layer="layout" svg:width="0.828cm" svg:height="0.531cm" svg:x="24.843cm" svg:y="3.731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onnector draw:style-name="gr28" draw:text-style-name="P1" draw:layer="layout" draw:line-skew="0.243cm" svg:x1="24.372cm" svg:y1="2.373cm" svg:x2="25.066cm" svg:y2="3.735cm" draw:start-shape="id37" draw:start-glue-point="2" draw:end-shape="id44" draw:end-glue-point="5" svg:d="M24372 2373v922h694v440" svg:viewBox="0 0 695 1363">
          <text:p/>
        </draw:connector>
        <draw:connector draw:style-name="gr19" draw:text-style-name="P1" draw:layer="layout" svg:x1="25.256cm" svg:y1="4.681cm" svg:x2="25.772cm" svg:y2="5.223cm" draw:start-shape="id45" draw:start-glue-point="8" draw:end-shape="id41" draw:end-glue-point="5" svg:d="M25256 4681v268h516v274" svg:viewBox="0 0 517 543">
          <text:p/>
        </draw:connector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6:39:38.920295963</meta:creation-date>
    <dc:date>2016-05-31T15:44:20.954568273</dc:date>
    <meta:editing-duration>PT1H20M20S</meta:editing-duration>
    <meta:editing-cycles>20</meta:editing-cycles>
    <meta:generator>LibreOffice/5.1.2.2$Linux_X86_64 LibreOffice_project/10m0$Build-2</meta:generator>
    <meta:document-statistic meta:object-count="139"/>
  </office:meta>
</office:document-meta>
</file>